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592.4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358.95pt"/>
    </style:style>
    <style:style style:name="co5" style:family="table-column">
      <style:table-column-properties fo:break-before="auto" style:column-width="380.55pt"/>
    </style:style>
    <style:style style:name="co6" style:family="table-column">
      <style:table-column-properties fo:break-before="auto" style:column-width="215.3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136.09pt"/>
    </style:style>
    <style:style style:name="co10" style:family="table-column">
      <style:table-column-properties fo:break-before="auto" style:column-width="358.41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125.29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109.8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176.74pt"/>
    </style:style>
    <style:style style:name="co17" style:family="table-column">
      <style:table-column-properties fo:break-before="auto" style:column-width="196.04pt"/>
    </style:style>
    <style:style style:name="co18" style:family="table-column">
      <style:table-column-properties fo:break-before="auto" style:column-width="169.0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36.71pt" fo:break-before="auto" style:use-optimal-row-height="true"/>
    </style:style>
    <style:style style:name="ro6" style:family="table-row">
      <style:table-row-properties style:row-height="137.96pt" fo:break-before="auto" style:use-optimal-row-height="true"/>
    </style:style>
    <style:style style:name="ro7" style:family="table-row">
      <style:table-row-properties style:row-height="25.46pt" fo:break-before="auto" style:use-optimal-row-height="true"/>
    </style:style>
    <style:style style:name="ro8" style:family="table-row">
      <style:table-row-properties style:row-height="47.96pt" fo:break-before="auto" style:use-optimal-row-height="true"/>
    </style:style>
    <style:style style:name="ro9" style:family="table-row">
      <style:table-row-properties style:row-height="70.44pt" fo:break-before="auto" style:use-optimal-row-height="true"/>
    </style:style>
    <style:style style:name="ro10" style:family="table-row">
      <style:table-row-properties style:row-height="104.2pt" fo:break-before="auto" style:use-optimal-row-height="true"/>
    </style:style>
    <style:style style:name="ro11" style:family="table-row">
      <style:table-row-properties style:row-height="15.79pt" fo:break-before="auto" style:use-optimal-row-height="true"/>
    </style:style>
    <style:style style:name="ro12" style:family="table-row">
      <style:table-row-properties style:row-height="23.95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ro14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font-name="Century Gothic" fo:font-size="10pt" style:font-size-asian="10pt" style:font-size-complex="10pt"/>
    </style:style>
    <style:style style:name="ce11" style:family="table-cell" style:parent-style-name="Default" style:data-style-name="N100">
      <style:table-cell-properties fo:wrap-option="wrap"/>
      <style:text-properties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 fo:font-size="10pt" style:font-size-asian="10pt" style:font-size-complex="10pt"/>
    </style:style>
    <style:style style:name="ce8" style:family="table-cell" style:parent-style-name="Default">
      <style:table-cell-properties fo:padding="2.01pt"/>
      <style:text-properties style:font-name="Century Gothic"/>
    </style:style>
    <style:style style:name="ce9" style:family="table-cell" style:parent-style-name="Default">
      <style:text-properties style:font-name="Century Gothic"/>
    </style:style>
    <style:style style:name="ce10" style:family="table-cell" style:parent-style-name="Default" style:data-style-name="N3">
      <style:table-cell-properties fo:padding="2.01pt"/>
      <style:text-properties style:font-name="Century Gothic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pt"/>
      <style:text-properties style:font-name="Century Gothic"/>
    </style:style>
    <style:style style:name="ce5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Code Informatio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1"/>
        <table:table-column table:style-name="co3" table:default-cell-style-name="ce7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table:style-name="ce4" office:value-type="string" calcext:value-type="string">
            <text:p>Column_3</text:p>
          </table:table-cell>
          <table:table-cell table:style-name="ce4" office:value-type="string" calcext:value-type="string">
            <text:p>Column_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licable Codes:</text:p>
          </table:table-cell>
          <table:table-cell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08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09</text:p>
            <text:p>• (WI Commercial Building Code Chapter 365)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<text:a xlink:href="https://up.codes/viewer/wyoming/ibc-2015/chapter/9/fire-protection-systems#903" xlink:type="simple">https://up.codes/viewer/wyoming/ibc-2015/chapter/9/fire-protection-systems#903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ment:</text:p>
          </table:table-cell>
          <table:table-cell office:value-type="string" calcext:value-type="string">
            <text:p>No Basement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hapter 5 Classification of Work:</text:p>
          </table:table-cell>
          <table:table-cell office:value-type="string" calcext:value-type="string">
            <text:p>New</text:p>
          </table:table-cell>
          <table:table-cell table:style-name="ce3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311.2 Moderate-Hazard Storage, Group S-1</text:p>
          </table:table-cell>
          <table:table-cell table:style-name="ce3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406.8 Repair Garages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 office:value-type="string" calcext:value-type="string">
            <text:p>VB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able 504.3a Allowable Building Height In Feet Above Grade Plane:</text:p>
          </table:table-cell>
          <table:table-cell office:value-type="string" calcext:value-type="string">
            <text:p>Allowed:1</text:p>
            <text:p>Actual:1</text:p>
          </table:table-cell>
          <table:table-cell table:style-name="ce3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6.2 Allowable Area Determination:</text:p>
          </table:table-cell>
          <table:table-cell office:value-type="string" calcext:value-type="string">
            <text:p>9000 sf</text:p>
          </table:table-cell>
          <table:table-cell table:style-name="ce3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6.3 Frontage Increase:</text:p>
          </table:table-cell>
          <table:table-cell office:value-type="string" calcext:value-type="string">
            <text:p>Calculation not used</text:p>
          </table:table-cell>
          <table:table-cell table:style-name="ce3" office:value-type="string" calcext:value-type="string"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08.4 Separated Occupancies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able 602 Fire-resistance Rating Requirements For Exterior Walls Based On Fire Separation Distance:</text:p>
          </table:table-cell>
          <table:table-cell office:value-type="string" calcext:value-type="string">
            <text:p>Structural Frame: 0 hr</text:p>
            <text:p>Bearing Walls- exterior: 0 hr</text:p>
            <text:p>Bearing Walls-interior: 0 hr</text:p>
            <text:p>Non-bearing walls-exterior - </text:p>
            <text:p>Fire Separation Distance</text:p>
            <text:p>      • X &lt; 5c = 0 hr</text:p>
            <text:p>      • 5 = X&lt; 10 = 0 hr</text:p>
            <text:p>      • 10 = X&lt; 30 = 0 hr</text:p>
            <text:p>      • X = 30 = 0 hr</text:p>
            <text:p>Non-bearing walls-interior: 0 hr</text:p>
            <text:p>Floor Construction: 0 hr</text:p>
            <text:p>Roof Construction: 0 hr</text:p>
          </table:table-cell>
          <table:table-cell table:style-name="ce3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ble 1020.1 Corridor Fire-resistance Rating:</text:p>
          </table:table-cell>
          <table:table-cell office:value-type="string" calcext:value-type="string">
            <text:p>0 hr with Sprinklers</text:p>
          </table:table-cell>
          <table:table-cell table:style-name="ce3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1006.2.1 Egress Based on Occupant Load and Common Path of Egress Travel Distance:</text:p>
          </table:table-cell>
          <table:table-cell office:value-type="string" calcext:value-type="string">
            <text:p>Maximum Common Path without Sprinkler System: 75ft</text:p>
            <text:p>Maximum Occupant Load Of Space With One Exit:</text:p>
            <text:p>      • M: 49ft</text:p>
          </table:table-cell>
          <table:table-cell table:style-name="ce3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Maximum Exit Access Travel Distance without Sprinklers: 200ft</text:p>
          </table:table-cell>
          <table:table-cell table:style-name="ce3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20ft</text:p>
          </table:table-cell>
          <table:table-cell table:style-name="ce3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able 906.3(1) Fire Extinguishers For Class A Fire Hazards </text:p>
          </table:table-cell>
          <table:table-cell office:value-type="string" calcext:value-type="string">
            <text:p>Type 2-A: </text:p>
            <text:p>      • (everywhere except kitchen)</text:p>
            <text:p>      • Maximum Floor Area Per Unit of A: 1,500sf</text:p>
            <text:p>      • Maximum Distance to Extinguisher: 75ft</text:p>
            <text:p>      • Hazard Classification: Ordinary (Moderate)</text:p>
            <text:p/>
          </table:table-cell>
          <table:table-cell table:style-name="ce3" office:value-type="string" calcext:value-type="string">
            <text:p><text:a xlink:href="https://up.codes/viewer/wyoming/ifc-2015/chapter/9/fire-protection-systems#906" xlink:type="simple">https://up.codes/viewer/wyoming/ifc-2015/chapter/9/fire-protection-systems#906</text:a>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902.1 Minimum Number of Fixtures</text:p>
          </table:table-cell>
          <table:table-cell office:value-type="string" calcext:value-type="string">
            <text:p>Classification &amp; Occupancy: </text:p>
            <text:p>      • S1</text:p>
            <text:p>Water Closets: 1 per100</text:p>
            <text:p>      • Women (Required/Provided) 1/1</text:p>
            <text:p>      • Men (Required/Provided): 1/1</text:p>
            <text:p>Lavatories: 1 per 100</text:p>
            <text:p>      • Women (Required/Provided) 1/1</text:p>
            <text:p>      • Men (Required/Provided): 1/1</text:p>
            <text:p/>
          </table:table-cell>
          <table:table-cell table:style-name="ce3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8">
          <table:table-cell/>
          <table:table-cell office:value-type="string" calcext:value-type="string"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8">
          <table:table-cell/>
          <table:table-cell office:value-type="string" calcext:value-type="string"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3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6.2" table:style-name="ta1">
        <table:table-column table:style-name="co7" table:number-columns-repeated="1024" table:default-cell-style-name="ce9"/>
        <table:table-row table:style-name="ro11">
          <table:table-cell table:style-name="ce8" office:value-type="string" calcext:value-type="string">
            <text:p>CLASSIFICATION</text:p>
          </table:table-cell>
          <table:table-cell table:style-name="ce8"/>
          <table:table-cell table:style-name="ce8" office:value-type="string" calcext:value-type="string">
            <text:p>TYPE I</text:p>
          </table:table-cell>
          <table:table-cell table:style-name="ce8"/>
          <table:table-cell table:style-name="ce8" office:value-type="string" calcext:value-type="string">
            <text:p>TYPE II</text:p>
          </table:table-cell>
          <table:table-cell table:style-name="ce8"/>
          <table:table-cell table:style-name="ce8" office:value-type="string" calcext:value-type="string">
            <text:p>TYPE III</text:p>
          </table:table-cell>
          <table:table-cell table:style-name="ce8"/>
          <table:table-cell table:style-name="ce8" office:value-type="string" calcext:value-type="string">
            <text:p>TYPE IV</text:p>
          </table:table-cell>
          <table:table-cell table:style-name="ce8" office:value-type="string" calcext:value-type="string">
            <text:p>TYPE V</text:p>
          </table:table-cell>
          <table:table-cell table:style-name="ce8"/>
          <table:table-cell table:number-columns-repeated="1013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H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5500" calcext:value-type="float">
            <text:p>3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style-name="ce10" office:value-type="float" office:value="5500" calcext:value-type="float">
            <text:p>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500" calcext:value-type="float">
            <text:p>11,500</text:p>
          </table:table-cell>
          <table:table-cell table:style-name="ce10" office:value-type="float" office:value="6000" calcext:value-type="float">
            <text:p>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5000" calcext:value-type="float">
            <text:p>25,000</text:p>
          </table:table-cell>
          <table:table-cell table:style-name="ce10" office:value-type="float" office:value="15500" calcext:value-type="float">
            <text:p>15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33500" calcext:value-type="float">
            <text:p>33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8500" calcext:value-type="float">
            <text:p>8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1500" calcext:value-type="float">
            <text:p>21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12500" calcext:value-type="float">
            <text:p>12,5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4500" calcext:value-type="float">
            <text:p>14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500" calcext:value-type="float">
            <text:p>9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NS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50500" calcext:value-type="float">
            <text:p>50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000" calcext:value-type="float">
            <text:p>1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NS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79000" calcext:value-type="float">
            <text:p>79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26000" calcext:value-type="float">
            <text:p>26,000</text:p>
          </table:table-cell>
          <table:table-cell table:style-name="ce10" office:value-type="float" office:value="38500" calcext:value-type="float">
            <text:p>38,500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NS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Sc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Sc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6500" calcext:value-type="float">
            <text:p>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Sc, d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23000" calcext:value-type="float">
            <text:p>23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Sd, e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55000" calcext:value-type="float">
            <text:p>55,000</text:p>
          </table:table-cell>
          <table:table-cell table:style-name="ce10" office:value-type="float" office:value="19000" calcext:value-type="float">
            <text:p>19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8000" calcext:value-type="float">
            <text:p>18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4500" calcext:value-type="float">
            <text:p>4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NSd, e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NSd, f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" calcext:value-type="float">
            <text:p>15,0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9500" calcext:value-type="float">
            <text:p>9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NSd, g</text:p>
          </table:table-cell>
          <table:table-cell table:style-name="ce8" office:value-type="string" calcext:value-type="string">
            <text:p>UL</text:p>
          </table:table-cell>
          <table:table-cell table:style-name="ce8" office:value-type="float" office:value="60.5" calcext:value-type="float">
            <text:p>60.5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3500" calcext:value-type="float">
            <text:p>23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8500" calcext:value-type="float">
            <text:p>18,500</text:p>
          </table:table-cell>
          <table:table-cell table:style-name="ce10" office:value-type="float" office:value="9000" calcext:value-type="float">
            <text:p>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NSd, h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NSd, h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20000" calcext:value-type="float">
            <text:p>220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66000" calcext:value-type="float">
            <text:p>66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40000" calcext:value-type="float">
            <text:p>40,0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20000" calcext:value-type="float">
            <text:p>20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2000" calcext:value-type="float">
            <text:p>14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000" calcext:value-type="float">
            <text:p>2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6000" calcext:value-type="float">
            <text:p>46,000</text:p>
          </table:table-cell>
          <table:table-cell table:style-name="ce10" office:value-type="float" office:value="24000" calcext:value-type="float">
            <text:p>2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6000" calcext:value-type="float">
            <text:p>2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96000" calcext:value-type="float">
            <text:p>96,000</text:p>
          </table:table-cell>
          <table:table-cell table:style-name="ce10" office:value-type="float" office:value="64000" calcext:value-type="float">
            <text:p>64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28000" calcext:value-type="float">
            <text:p>2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0000" calcext:value-type="float">
            <text:p>100,000</text:p>
          </table:table-cell>
          <table:table-cell table:style-name="ce10" office:value-type="float" office:value="62000" calcext:value-type="float">
            <text:p>62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134000" calcext:value-type="float">
            <text:p>134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4000" calcext:value-type="float">
            <text:p>3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6000" calcext:value-type="float">
            <text:p>76,000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21000" calcext:value-type="float">
            <text:p>121,000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2000" calcext:value-type="float">
            <text:p>52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86000" calcext:value-type="float">
            <text:p>86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50000" calcext:value-type="float">
            <text:p>50,000</text:p>
          </table:table-cell>
          <table:table-cell table:style-name="ce10" office:value-type="float" office:value="82000" calcext:value-type="float">
            <text:p>8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92000" calcext:value-type="float">
            <text:p>192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70000" calcext:value-type="float">
            <text:p>70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56000" calcext:value-type="float">
            <text:p>56,000</text:p>
          </table:table-cell>
          <table:table-cell table:style-name="ce10" office:value-type="float" office:value="36000" calcext:value-type="float">
            <text:p>36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06000" calcext:value-type="float">
            <text:p>106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94000" calcext:value-type="float">
            <text:p>94,000</text:p>
          </table:table-cell>
          <table:table-cell table:style-name="ce10" office:value-type="float" office:value="58000" calcext:value-type="float">
            <text:p>58,000</text:p>
          </table:table-cell>
          <table:table-cell table:style-name="ce10" office:value-type="float" office:value="102000" calcext:value-type="float">
            <text:p>102,000</text:p>
          </table:table-cell>
          <table:table-cell table:style-name="ce10" office:value-type="float" office:value="74000" calcext:value-type="float">
            <text:p>74,000</text:p>
          </table:table-cell>
          <table:table-cell table:style-name="ce10" office:value-type="float" office:value="38000" calcext:value-type="float">
            <text:p>3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50000" calcext:value-type="float">
            <text:p>150,000</text:p>
          </table:table-cell>
          <table:table-cell table:style-name="ce10" office:value-type="float" office:value="92000" calcext:value-type="float">
            <text:p>92,000</text:p>
          </table:table-cell>
          <table:table-cell table:style-name="ce10" office:value-type="float" office:value="114000" calcext:value-type="float">
            <text:p>114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202000" calcext:value-type="float">
            <text:p>202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2000" calcext:value-type="float">
            <text:p>52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316000" calcext:value-type="float">
            <text:p>316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6000" calcext:value-type="float">
            <text:p>156,000</text:p>
          </table:table-cell>
          <table:table-cell table:style-name="ce10" office:value-type="float" office:value="104000" calcext:value-type="float">
            <text:p>104,000</text:p>
          </table:table-cell>
          <table:table-cell table:style-name="ce10" office:value-type="float" office:value="154000" calcext:value-type="float">
            <text:p>154,000</text:p>
          </table:table-cell>
          <table:table-cell table:style-name="ce10" office:value-type="float" office:value="84000" calcext:value-type="float">
            <text:p>84,000</text:p>
          </table:table-cell>
          <table:table-cell table:style-name="ce10" office:value-type="float" office:value="54000" calcext:value-type="float">
            <text:p>54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S1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44000" calcext:value-type="float">
            <text:p>44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38000" calcext:value-type="float">
            <text:p>38,0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13R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4000" calcext:value-type="float">
            <text:p>24,000</text:p>
          </table:table-cell>
          <table:table-cell table:style-name="ce10" office:value-type="float" office:value="16000" calcext:value-type="float">
            <text:p>16,000</text:p>
          </table:table-cell>
          <table:table-cell table:style-name="ce10" office:value-type="float" office:value="20500" calcext:value-type="float">
            <text:p>20,500</text:p>
          </table:table-cell>
          <table:table-cell table:style-name="ce10" office:value-type="float" office:value="12000" calcext:value-type="float">
            <text:p>12,000</text:p>
          </table:table-cell>
          <table:table-cell table:style-name="ce10" office:value-type="float" office:value="7000" calcext:value-type="float">
            <text:p>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13R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SM</text:p>
          </table:table-cell>
          <table:table-cell table:style-name="ce10" office:value-type="float" office:value="21000" calcext:value-type="float">
            <text:p>21,000</text:p>
          </table:table-cell>
          <table:table-cell table:style-name="ce10" office:value-type="float" office:value="16500" calcext:value-type="float">
            <text:p>16,500</text:p>
          </table:table-cell>
          <table:table-cell table:style-name="ce10" office:value-type="float" office:value="11000" calcext:value-type="float">
            <text:p>11,000</text:p>
          </table:table-cell>
          <table:table-cell table:style-name="ce10" office:value-type="float" office:value="7000" calcext:value-type="float">
            <text:p>7,000</text:p>
          </table:table-cell>
          <table:table-cell table:style-name="ce8" office:value-type="float" office:value="9.5" calcext:value-type="float">
            <text:p>9.5</text:p>
          </table:table-cell>
          <table:table-cell table:style-name="ce10" office:value-type="float" office:value="7000" calcext:value-type="float">
            <text:p>7,000</text:p>
          </table:table-cell>
          <table:table-cell table:style-name="ce10" office:value-type="float" office:value="10500" calcext:value-type="float">
            <text:p>10,500</text:p>
          </table:table-cell>
          <table:table-cell table:style-name="ce10" office:value-type="float" office:value="7500" calcext:value-type="float">
            <text:p>7,500</text:p>
          </table:table-cell>
          <table:table-cell table:style-name="ce10" office:value-type="float" office:value="3000" calcext:value-type="float">
            <text:p>3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60000" calcext:value-type="float">
            <text:p>60,000</text:p>
          </table:table-cell>
          <table:table-cell table:style-name="ce10" office:value-type="float" office:value="26500" calcext:value-type="float">
            <text:p>26,500</text:p>
          </table:table-cell>
          <table:table-cell table:style-name="ce10" office:value-type="float" office:value="14000" calcext:value-type="float">
            <text:p>14,000</text:p>
          </table:table-cell>
          <table:table-cell table:style-name="ce10" office:value-type="float" office:value="17500" calcext:value-type="float">
            <text:p>17,500</text:p>
          </table:table-cell>
          <table:table-cell table:style-name="ce10" office:value-type="float" office:value="13000" calcext:value-type="float">
            <text:p>13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10000" calcext:value-type="float">
            <text:p>10,000</text:p>
          </table:table-cell>
          <table:table-cell table:style-name="ce10" office:value-type="float" office:value="5000" calcext:value-type="float">
            <text:p>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65000" calcext:value-type="float">
            <text:p>165,0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49500" calcext:value-type="float">
            <text:p>49,5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13500" calcext:value-type="float">
            <text:p>13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0000" calcext:value-type="float">
            <text:p>30,000</text:p>
          </table:table-cell>
          <table:table-cell table:style-name="ce10" office:value-type="float" office:value="31500" calcext:value-type="float">
            <text:p>31,5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2500" calcext:value-type="float">
            <text:p>22,500</text:p>
          </table:table-cell>
          <table:table-cell table:style-name="ce10" office:value-type="float" office:value="15000" calcext:value-type="float">
            <text:p>15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06500" calcext:value-type="float">
            <text:p>10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style-name="ce10" office:value-type="float" office:value="16500" calcext:value-type="float">
            <text:p>16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3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4500" calcext:value-type="float">
            <text:p>34,500</text:p>
          </table:table-cell>
          <table:table-cell table:style-name="ce10" office:value-type="float" office:value="18000" calcext:value-type="float">
            <text:p>18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9500" calcext:value-type="float">
            <text:p>19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4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72000" calcext:value-type="float">
            <text:p>72,000</text:p>
          </table:table-cell>
          <table:table-cell table:style-name="ce10" office:value-type="float" office:value="48000" calcext:value-type="float">
            <text:p>48,0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1000" calcext:value-type="float">
            <text:p>21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1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5000" calcext:value-type="float">
            <text:p>75,000</text:p>
          </table:table-cell>
          <table:table-cell table:style-name="ce10" office:value-type="float" office:value="46500" calcext:value-type="float">
            <text:p>46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100500" calcext:value-type="float">
            <text:p>100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5500" calcext:value-type="float">
            <text:p>25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10" office:value-type="float" office:value="108000" calcext:value-type="float">
            <text:p>108,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7000" calcext:value-type="float">
            <text:p>57,000</text:p>
          </table:table-cell>
          <table:table-cell table:style-name="ce8" office:value-type="float" office:value="108000" calcext:value-type="float">
            <text:p>1080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4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81500" calcext:value-type="float">
            <text:p>181,500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39000" calcext:value-type="float">
            <text:p>39,0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64500" calcext:value-type="float">
            <text:p>64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37500" calcext:value-type="float">
            <text:p>37,500</text:p>
          </table:table-cell>
          <table:table-cell table:style-name="ce10" office:value-type="float" office:value="61500" calcext:value-type="float">
            <text:p>61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1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144000" calcext:value-type="float">
            <text:p>144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52500" calcext:value-type="float">
            <text:p>52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42000" calcext:value-type="float">
            <text:p>42,000</text:p>
          </table:table-cell>
          <table:table-cell table:style-name="ce10" office:value-type="float" office:value="27000" calcext:value-type="float">
            <text:p>27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79500" calcext:value-type="float">
            <text:p>79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0500" calcext:value-type="float">
            <text:p>70,500</text:p>
          </table:table-cell>
          <table:table-cell table:style-name="ce10" office:value-type="float" office:value="43500" calcext:value-type="float">
            <text:p>43,500</text:p>
          </table:table-cell>
          <table:table-cell table:style-name="ce10" office:value-type="float" office:value="76500" calcext:value-type="float">
            <text:p>76,500</text:p>
          </table:table-cell>
          <table:table-cell table:style-name="ce10" office:value-type="float" office:value="55500" calcext:value-type="float">
            <text:p>55,500</text:p>
          </table:table-cell>
          <table:table-cell table:style-name="ce10" office:value-type="float" office:value="28500" calcext:value-type="float">
            <text:p>28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F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112500" calcext:value-type="float">
            <text:p>112,500</text:p>
          </table:table-cell>
          <table:table-cell table:style-name="ce10" office:value-type="float" office:value="69000" calcext:value-type="float">
            <text:p>69,000</text:p>
          </table:table-cell>
          <table:table-cell table:style-name="ce10" office:value-type="float" office:value="85500" calcext:value-type="float">
            <text:p>85,500</text:p>
          </table:table-cell>
          <table:table-cell table:style-name="ce10" office:value-type="float" office:value="54000" calcext:value-type="float">
            <text:p>54,000</text:p>
          </table:table-cell>
          <table:table-cell table:style-name="ce10" office:value-type="float" office:value="151500" calcext:value-type="float">
            <text:p>151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39000" calcext:value-type="float">
            <text:p>39,0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S-2</text:p>
          </table:table-cell>
          <table:table-cell table:style-name="ce8" office:value-type="string" calcext:value-type="string">
            <text:p>SM</text:p>
          </table:table-cell>
          <table:table-cell table:style-name="ce8" office:value-type="string" calcext:value-type="string">
            <text:p>UL</text:p>
          </table:table-cell>
          <table:table-cell table:style-name="ce10" office:value-type="float" office:value="237000" calcext:value-type="float">
            <text:p>237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7000" calcext:value-type="float">
            <text:p>117,000</text:p>
          </table:table-cell>
          <table:table-cell table:style-name="ce10" office:value-type="float" office:value="78000" calcext:value-type="float">
            <text:p>78,000</text:p>
          </table:table-cell>
          <table:table-cell table:style-name="ce10" office:value-type="float" office:value="115500" calcext:value-type="float">
            <text:p>115,500</text:p>
          </table:table-cell>
          <table:table-cell table:style-name="ce10" office:value-type="float" office:value="63000" calcext:value-type="float">
            <text:p>63,000</text:p>
          </table:table-cell>
          <table:table-cell table:style-name="ce10" office:value-type="float" office:value="40500" calcext:value-type="float">
            <text:p>40,500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I-2</text:p>
          </table:table-cell>
          <table:table-cell table:style-name="ce8" office:value-type="string" calcext:value-type="string">
            <text:p>SM</text:p>
          </table:table-cell>
          <table:table-cell table:number-columns-repeated="2" table:style-name="ce8" office:value-type="string" calcext:value-type="string">
            <text:p>UL</text:p>
          </table:table-cell>
          <table:table-cell table:style-name="ce10" office:value-type="float" office:value="45000" calcext:value-type="float">
            <text:p>45,000</text:p>
          </table:table-cell>
          <table:table-cell table:style-name="ce10" office:value-type="float" office:value="33000" calcext:value-type="float">
            <text:p>33,000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8" office:value-type="string" calcext:value-type="string">
            <text:p>NP</text:p>
          </table:table-cell>
          <table:table-cell table:style-name="ce10" office:value-type="float" office:value="36000" calcext:value-type="float">
            <text:p>36,000</text:p>
          </table:table-cell>
          <table:table-cell table:style-name="ce10" office:value-type="float" office:value="28500" calcext:value-type="float">
            <text:p>28,500</text:p>
          </table:table-cell>
          <table:table-cell table:style-name="ce8" office:value-type="string" calcext:value-type="string">
            <text:p>NP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A-5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>
          <table:table-cell table:style-name="ce8" office:value-type="string" calcext:value-type="string">
            <text:p>R-3</text:p>
          </table:table-cell>
          <table:table-cell table:style-name="ce8" office:value-type="string" calcext:value-type="string">
            <text:p>SM</text:p>
          </table:table-cell>
          <table:table-cell table:number-columns-repeated="9" table:style-name="ce8" office:value-type="string" calcext:value-type="string">
            <text:p>UL</text:p>
          </table:table-cell>
          <table:table-cell table:number-columns-repeated="1013"/>
        </table:table-row>
        <table:table-row table:style-name="ro11" table:number-rows-repeated="104849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1006.2.1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number-columns-repeated="1019" table:default-cell-style-name="ce9"/>
        <table:table-row table:style-name="ro11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MAXIMUM OCCUPANT</text:p>
          </table:table-cell>
          <table:table-cell table:style-name="ce8" office:value-type="string" calcext:value-type="string">
            <text:p>MAXIMUM COMMON PATH OF EGRESS TRAVEL DISTANCE (feet)</text:p>
          </table:table-cell>
          <table:table-cell table:style-name="ce8" table:number-columns-repeated="2"/>
          <table:table-cell table:number-columns-repeated="1019"/>
        </table:table-row>
        <table:table-row table:style-name="ro11">
          <table:table-cell table:style-name="ce8"/>
          <table:table-cell table:style-name="ce8" office:value-type="string" calcext:value-type="string">
            <text:p>LOAD OF SPACE</text:p>
          </table:table-cell>
          <table:table-cell table:style-name="ce8" office:value-type="string" calcext:value-type="string">
            <text:p>Without Sprinkler System</text:p>
          </table:table-cell>
          <table:table-cell table:style-name="ce8"/>
          <table:table-cell table:style-name="ce8" office:value-type="string" calcext:value-type="string">
            <text:p>With Sprinkler System</text:p>
          </table:table-cell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(feet)</text:p>
          </table:table-cell>
          <table:table-cell table:style-name="ce8"/>
          <table:table-cell table:style-name="ce8" office:value-type="string" calcext:value-type="string">
            <text:p>(feet)</text:p>
          </table:table-cell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Occupant Load</text:p>
          </table:table-cell>
          <table:table-cell table:style-name="ce8" table:number-columns-repeated="2"/>
          <table:table-cell table:number-columns-repeated="1019"/>
        </table:table-row>
        <table:table-row table:style-name="ro11">
          <table:table-cell table:style-name="ce8" table:number-columns-repeated="2"/>
          <table:table-cell table:style-name="ce8" office:value-type="string" calcext:value-type="string">
            <text:p>OL ≤ 30</text:p>
          </table:table-cell>
          <table:table-cell table:style-name="ce8" office:value-type="string" calcext:value-type="string">
            <text:p>OL &gt; 30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8" office:value-type="string" calcext:value-type="string">
            <text:p>Ac, E, M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F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H-1, H-2, H-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25b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H-4, H-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b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I-1, I-2d, I-4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I-3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1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2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3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string" calcext:value-type="string">
            <text:p>NP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R-4e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25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S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100a</text:p>
          </table:table-cell>
          <table:table-cell table:number-columns-repeated="1019"/>
        </table:table-row>
        <table:table-row table:style-name="ro11">
          <table:table-cell table:style-name="ce8" office:value-type="string" calcext:value-type="string">
            <text:p>U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75a</text:p>
          </table:table-cell>
          <table:table-cell table:number-columns-repeated="1019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1017.2" table:style-name="ta1"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7" table:number-columns-repeated="1021" table:default-cell-style-name="ce9"/>
        <table:table-row table:style-name="ro11">
          <table:table-cell table:style-name="ce8" office:value-type="string" calcext:value-type="string">
            <text:p>OCCUPANCY</text:p>
          </table:table-cell>
          <table:table-cell table:style-name="ce8" office:value-type="string" calcext:value-type="string">
            <text:p>WITHOUT SPRINKLER</text:p>
          </table:table-cell>
          <table:table-cell table:style-name="ce8" office:value-type="string" calcext:value-type="string">
            <text:p>WITH SPRINKLER</text:p>
          </table:table-cell>
          <table:table-cell table:number-columns-repeated="1021"/>
        </table:table-row>
        <table:table-row table:style-name="ro11">
          <table:table-cell table:style-name="ce8"/>
          <table:table-cell table:number-columns-repeated="2" table:style-name="ce8" office:value-type="string" calcext:value-type="string">
            <text:p>SYSTEM</text:p>
          </table:table-cell>
          <table:table-cell table:number-columns-repeated="1021"/>
        </table:table-row>
        <table:table-row table:style-name="ro11">
          <table:table-cell table:style-name="ce8"/>
          <table:table-cell table:number-columns-repeated="2" table:style-name="ce8" office:value-type="string" calcext:value-type="string">
            <text:p>(feet)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A, E, F-1, M, R, S-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I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50b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B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3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F-2, S-2, U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4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1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75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2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00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3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50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175d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H-5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1">
          <table:table-cell table:style-name="ce8" office:value-type="string" calcext:value-type="string">
            <text:p>I-2, I-3, I-4</text:p>
          </table:table-cell>
          <table:table-cell table:style-name="ce8" office:value-type="string" calcext:value-type="string">
            <text:p>Not Permitted</text:p>
          </table:table-cell>
          <table:table-cell table:style-name="ce8" office:value-type="string" calcext:value-type="string">
            <text:p>200c</text:p>
          </table:table-cell>
          <table:table-cell table:number-columns-repeated="1021"/>
        </table:table-row>
        <table:table-row table:style-name="ro1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v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6"/>
        <table:table-column table:style-name="co7" table:default-cell-style-name="ce5"/>
        <table:table-row table:style-name="ro12">
          <table:table-cell/>
          <table:table-cell office:value-type="string" calcext:value-type="string">
            <text:p>Building perimeter lengths (ft)</text:p>
          </table:table-cell>
          <table:table-cell office:value-type="string" calcext:value-type="string">
            <text:p>Distance to property line or to far side of R.O.W. (ft)</text:p>
          </table:table-cell>
          <table:table-cell/>
        </table:table-row>
        <table:table-row table:style-name="ro12">
          <table:table-cell office:value-type="string" calcext:value-type="string">
            <text:p>facing north: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office:value-type="string" calcext:value-type="string">
            <text:p>facing east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2">
          <table:table-cell office:value-type="string" calcext:value-type="string">
            <text:p>facing south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office:value-type="string" calcext:value-type="string">
            <text:p>facing west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3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60+</text:p>
          </table:table-cell>
          <table:table-cell/>
        </table:table-row>
        <table:table-row table:style-name="ro13">
          <table:table-cell table:number-columns-repeated="4"/>
        </table:table-row>
        <table:table-row table:style-name="ro14">
          <table:table-cell office:value-type="string" calcext:value-type="string">
            <text:p>Allowable Areas and Heights </text:p>
            <text:p>Type IIIB</text:p>
            <text:p>Factory (F-2) Occupancy</text:p>
          </table:table-cell>
          <table:table-cell table:number-columns-repeated="3"/>
        </table:table-row>
        <table:table-row table:style-name="ro13">
          <table:table-cell/>
          <table:table-cell office:value-type="string" calcext:value-type="string">
            <text:p>Allowable area per floor: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41249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stories: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3">
          <table:table-cell table:number-columns-repeated="4"/>
        </table:table-row>
        <table:table-row table:style-name="ro14">
          <table:table-cell office:value-type="string" calcext:value-type="string">
            <text:p>Allowable Areas and Heights</text:p>
            <text:p>Type IIIB</text:p>
            <text:p>Business (B) Occupancy</text:p>
          </table:table-cell>
          <table:table-cell office:value-type="string" calcext:value-type="string">
            <text:p>Allowable area per floor: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Total allowable area: </text:p>
          </table:table-cell>
          <table:table-cell office:value-type="string" calcext:value-type="string">
            <text:p>31523 sq.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height: </text:p>
          </table:table-cell>
          <table:table-cell office:value-type="string" calcext:value-type="string">
            <text:p>55 ft.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Maximum allowable stories: </text:p>
          </table:table-cell>
          <table:table-cell office:value-type="string" calcext:value-type="string">
            <text:p>3</text:p>
          </table:table-cell>
          <table:table-cell/>
        </table:table-row>
      </table:table>
      <table:named-expressions/>
      <table:database-ranges>
        <table:database-range table:name="__Anonymous_Sheet_DB__1" table:target-range-address="'506.2'.A3:'506.2'.K83" table:contains-header="false">
          <table:sort>
            <table:sort-by table:field-number="1" table:data-type="automatic"/>
            <table:sort-by table:field-number="1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 style:data-style-name="N2" text:time-value="23:24:08.1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1T23:40:24.711000000</dc:date>
    <meta:editing-duration>PT8H19M7S</meta:editing-duration>
    <meta:editing-cycles>41</meta:editing-cycles>
    <meta:generator>LibreOffice/5.3.2.2$Windows_X86_64 LibreOffice_project/6cd4f1ef626f15116896b1d8e1398b56da0d0ee1</meta:generator>
    <meta:document-statistic meta:table-count="5" meta:cell-count="1117" meta:object-count="0"/>
  </office:meta>
</office:document-meta>
</file>